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66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an$gjerg $jean erg$aerhh ae$rh $aet$h qsg$ $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0:17:17.825147054</meta:creation-date>
    <dc:date>2021-07-13T10:58:47.866531659</dc:date>
    <meta:editing-duration>PT40M58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" meta:word-count="8" meta:character-count="51" meta:non-whitespace-character-count="44"/>
  </office:meta>
</office:document-meta>
</file>